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6986in" fo:margin-left="0in" fo:margin-right="-0.0063in" table:align="margins"/>
    </style:style>
    <style:style style:name="Table1.A" style:family="table-column">
      <style:table-column-properties style:column-width="3.1549in" style:rel-column-width="30865*"/>
    </style:style>
    <style:style style:name="Table1.B" style:family="table-column">
      <style:table-column-properties style:column-width="1.1813in" style:rel-column-width="11556*"/>
    </style:style>
    <style:style style:name="Table1.D" style:family="table-column">
      <style:table-column-properties style:column-width="1.1813in" style:rel-column-width="11558*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2313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0528in"/>
    </style:style>
    <style:style style:name="Table1.A5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5" style:family="table-cell">
      <style:table-cell-properties fo:background-color="#e6e6e6" fo:padding="0.0382in" fo:border="0.0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able_20_Heading"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4pt" fo:language="en" fo:country="US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14pt" fo:language="en" fo:country="US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/>
      <style:text-properties fo:font-size="14pt" fo:language="en" fo:country="US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4pt" fo:language="en" fo:country="US" style:text-underline-style="none" style:font-size-asian="14pt" style:font-size-complex="14pt"/>
    </style:style>
    <style:style style:name="P9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0c85c5"/>
    </style:style>
    <style:style style:name="T2" style:family="text">
      <style:text-properties officeooo:rsid="000e2f6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placeholder text:placeholder-type="text">&lt;choose test=""&gt;</text:placeholder></text:p>
      <text:p text:style-name="Text_20_body"><text:placeholder text:placeholder-type="text">&lt;when test="main_title == 'both'"&gt;</text:placeholder></text:p>
      <text:h text:style-name="P9" text:outline-level="1">Aged Balance for Suppliers and Customers<text:span text:style-name="T1">s</text:span></text:h>
      <text:p text:style-name="Text_20_body"><text:placeholder text:placeholder-type="text">&lt;/when&gt;</text:placeholder></text:p>
      <text:p text:style-name="Text_20_body"><text:placeholder text:placeholder-type="text">&lt;when test="main_title == 'supplier'"&gt;</text:placeholder></text:p>
      <text:h text:style-name="P9" text:outline-level="1">Aged Balance for Suppliers<text:span text:style-name="T2">s</text:span></text:h>
      <text:p text:style-name="Text_20_body"><text:placeholder text:placeholder-type="text">&lt;/when&gt;</text:placeholder></text:p>
      <text:p text:style-name="Text_20_body"><text:placeholder text:placeholder-type="text">&lt;when test="main_title == 'customer'"&gt;</text:placeholder></text:p>
      <text:h text:style-name="P9" text:outline-level="1">Aged Balance for Customers<text:span text:style-name="T2">s</text:span></text:h>
      <text:p text:style-name="Text_20_body"><text:placeholder text:placeholder-type="text">&lt;/when&gt;</text:placeholder></text:p>
      <text:p text:style-name="Text_20_body"><text:placeholder text:placeholder-type="text">&lt;/choose&gt;</text:placeholder>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header-rows>
          <table:table-row>
            <table:table-cell table:style-name="Table1.A1" office:value-type="string">
              <text:p text:style-name="P3">Party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0) &lt; 2"&gt;</text:placeholder></text:p>
              <text:p text:style-name="P5"><text:placeholder text:placeholder-type="text">&lt;unicode(term0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0) &gt;= 2"&gt;</text:placeholder></text:p>
              <text:p text:style-name="P5"><text:placeholder text:placeholder-type="text">&lt;unicode(term0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0) &lt; 2"&gt;</text:placeholder></text:p>
              <text:p text:style-name="P5"><text:placeholder text:placeholder-type="text">&lt;unicode(term0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0) &gt;= 2"&gt;</text:placeholder></text:p>
              <text:p text:style-name="P5"><text:placeholder text:placeholder-type="text">&lt;unicode(term0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A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1) &lt; 2"&gt;</text:placeholder></text:p>
              <text:p text:style-name="P5"><text:placeholder text:placeholder-type="text">&lt;unicode(term1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1) &gt;= 2"&gt;</text:placeholder></text:p>
              <text:p text:style-name="P5"><text:placeholder text:placeholder-type="text">&lt;unicode(term1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1) &lt; 2"&gt;</text:placeholder></text:p>
              <text:p text:style-name="P5"><text:placeholder text:placeholder-type="text">&lt;unicode(term1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1) &gt;= 2"&gt;</text:placeholder></text:p>
              <text:p text:style-name="P5"><text:placeholder text:placeholder-type="text">&lt;unicode(term1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  <table:table-cell table:style-name="Table1.D1" office:value-type="string">
              <text:p text:style-name="P5"><text:placeholder text:placeholder-type="text">&lt;choose test=""&gt;</text:placeholder></text:p>
              <text:p text:style-name="P5"><text:placeholder text:placeholder-type="text">&lt;when test="unit == 'day' and abs(term2) &lt; 2"&gt;</text:placeholder></text:p>
              <text:p text:style-name="P5"><text:placeholder text:placeholder-type="text">&lt;unicode(term2)&gt;</text:placeholder> Day</text:p>
              <text:p text:style-name="P5"><text:placeholder text:placeholder-type="text">&lt;/when&gt;</text:placeholder></text:p>
              <text:p text:style-name="P5"><text:placeholder text:placeholder-type="text">&lt;when test="unit == 'day' and abs(term2) &gt;= 2"&gt;</text:placeholder></text:p>
              <text:p text:style-name="P5"><text:placeholder text:placeholder-type="text">&lt;unicode(term2)&gt;</text:placeholder> Days</text:p>
              <text:p text:style-name="P5"><text:placeholder text:placeholder-type="text">&lt;/when&gt;</text:placeholder></text:p>
              <text:p text:style-name="P5"><text:placeholder text:placeholder-type="text">&lt;when test="unit == 'month' and abs(term2) &lt; 2"&gt;</text:placeholder></text:p>
              <text:p text:style-name="P5"><text:placeholder text:placeholder-type="text">&lt;unicode(term2)&gt;</text:placeholder> Month</text:p>
              <text:p text:style-name="P5"><text:placeholder text:placeholder-type="text">&lt;/when&gt;</text:placeholder></text:p>
              <text:p text:style-name="P5"><text:placeholder text:placeholder-type="text">&lt;when test="unit == 'month' and abs(term2) &gt;= 2"&gt;</text:placeholder></text:p>
              <text:p text:style-name="P5"><text:placeholder text:placeholder-type="text">&lt;unicode(term2)&gt;</text:placeholder> Months</text:p>
              <text:p text:style-name="P5"><text:placeholder text:placeholder-type="text">&lt;/when&gt;</text:placeholder></text:p>
              <text:p text:style-name="P5"><text:placeholder text:placeholder-type="text">&lt;/choose&gt;</text:placeholder></text:p>
            </table:table-cell>
          </table:table-row>
        </table:table-header-rows>
        <table:table-row table:style-name="Table1.2">
          <table:table-cell table:style-name="Table1.A4" table:number-columns-spanned="4" office:value-type="string">
            <text:p text:style-name="P4"><text:placeholder text:placeholder-type="text">&lt;for each="party in parties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2">
          <table:table-cell table:style-name="Table1.A3" office:value-type="string">
            <text:p text:style-name="P4"><text:placeholder text:placeholder-type="text">&lt;party['name']&gt;</text:placeholder></text:p>
          </table:table-cell>
          <table:table-cell table:style-name="Table1.C3" office:value-type="string">
            <text:p text:style-name="P6"><text:placeholder text:placeholder-type="text">&lt;party['amount0'] and formatLang(party['amount0'], user.language, currency=company.currency)or ''&gt;</text:placeholder></text:p>
          </table:table-cell>
          <table:table-cell table:style-name="Table1.C3" office:value-type="string">
            <text:p text:style-name="P6"><text:placeholder text:placeholder-type="text">&lt;party['amount1'] and formatLang(party['amount1'], user.language, currency=company.currency) or ''&gt;</text:placeholder></text:p>
          </table:table-cell>
          <table:table-cell table:style-name="Table1.D3" office:value-type="string">
            <text:p text:style-name="P6"><text:placeholder text:placeholder-type="text">&lt;party['amount2'] and formatLang(party['amount2'], user.language, currency=company.currency) or ''&gt;</text:placeholder></text:p>
          </table:table-cell>
        </table:table-row>
        <text:soft-page-break/>
        <table:table-row table:style-name="Table1.2">
          <table:table-cell table:style-name="Table1.A4" table:number-columns-spanned="4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1.5">
          <table:table-cell table:style-name="Table1.A5" office:value-type="string">
            <text:p text:style-name="P7">Total </text:p>
          </table:table-cell>
          <table:table-cell table:style-name="Table1.A5" office:value-type="string">
            <text:p text:style-name="P7"><text:placeholder text:placeholder-type="text">&lt;formatLang(total0, user.language, currency=company.currency)&gt;</text:placeholder></text:p>
          </table:table-cell>
          <table:table-cell table:style-name="Table1.A5" office:value-type="string">
            <text:p text:style-name="P7"><text:placeholder text:placeholder-type="text">&lt;formatLang(total1, user.language, currency=company.currency)&gt;</text:placeholder></text:p>
          </table:table-cell>
          <table:table-cell table:style-name="Table1.D5" office:value-type="string">
            <text:p text:style-name="P7"><text:placeholder text:placeholder-type="text">&lt;formatLang(total2, user.language, currency=company.currency)&gt;</text:placeholder></text:p>
          </table:table-cell>
        </table:table-row>
      </table:table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6924in" table:align="margins"/>
    </style:style>
    <style:style style:name="Table3.A" style:family="table-column">
      <style:table-column-properties style:column-width="2.2306in" style:rel-column-width="21845*"/>
    </style:style>
    <style:style style:name="Table3.A1" style:family="table-cell">
      <style:table-cell-properties fo:padding="0.0382in" fo:border="none"/>
    </style:style>
    <style:style style:name="Table2" style:family="table">
      <style:table-properties style:width="6.6924in" table:align="margins"/>
    </style:style>
    <style:style style:name="Table2.A" style:family="table-column">
      <style:table-column-properties style:column-width="3.3465in" style:rel-column-width="32768*"/>
    </style:style>
    <style:style style:name="Table2.B" style:family="table-column">
      <style:table-column-properties style:column-width="3.3458in" style:rel-column-width="32767*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Header"><text:placeholder text:placeholder-type="text">&lt;choose test=""&gt;</text:placeholder></text:p>
              <text:p text:style-name="Header"><text:placeholder text:placeholder-type="text">&lt;when test="main_title == 'both'"&gt;</text:placeholder></text:p>
              <text:p text:style-name="Header">Aged Balance for Suppliers and Customers</text:p>
              <text:p text:style-name="Header"><text:placeholder text:placeholder-type="text">&lt;/when&gt;</text:placeholder></text:p>
              <text:p text:style-name="Header"><text:placeholder text:placeholder-type="text">&lt;when test="main_title == 'supplier'"&gt;</text:placeholder></text:p>
              <text:p text:style-name="Header">Aged Balance for Suppliers</text:p>
              <text:p text:style-name="Header"><text:placeholder text:placeholder-type="text">&lt;/when&gt;</text:placeholder></text:p>
              <text:p text:style-name="Header"><text:placeholder text:placeholder-type="text">&lt;when test="main_title == 'customer'"&gt;</text:placeholder></text:p>
              <text:p text:style-name="Header">Aged Balance for Customers</text:p>
              <text:p text:style-name="Header"><text:placeholder text:placeholder-type="text">&lt;/when&gt;</text:placeholder></text:p>
              <text:p text:style-name="Header"><text:placeholder text:placeholder-type="text">&lt;/choose&gt;</text:placeholder></text:p>
            </table:table-cell>
            <table:table-cell table:style-name="Table3.A1" office:value-type="string">
              <text:p text:style-name="MP1">Print Date: <text:placeholder text:placeholder-type="text">&lt;formatLang(datetime.date.today(), user.languag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2"><text:page-number text:select-page="current">6</text:page-number>/<text:page-count>6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8-27T16:35:46</meta:creation-date>
    <dc:date>2008-08-27T16:52:26</dc:date>
    <meta:editing-cycles>1</meta:editing-cycles>
    <meta:editing-duration>PT0S</meta:editing-duration>
    <meta:document-statistic meta:table-count="3" meta:image-count="0" meta:object-count="0" meta:page-count="6" meta:paragraph-count="79" meta:word-count="253" meta:character-count="2173" meta:non-whitespace-character-count="1998"/>
    <meta:user-defined meta:name="Info 1"/>
    <meta:user-defined meta:name="Info 2"/>
    <meta:user-defined meta:name="Info 3"/>
    <meta:user-defined meta:name="Info 4"/>
  </office:meta>
</office:document-meta>
</file>